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number-columns-repeated="4" table:default-cell-style-name="ce1"/>
        <table:table-column table:style-name="co2" table:number-columns-repeated="1019" table:default-cell-style-name="ce1"/>
        <table:table-row table:style-name="ro1">
          <table:table-cell office:value-type="string">
            <text:p>Input de la table Son</text:p>
          </table:table-cell>
          <table:table-cell table:number-columns-repeated="1022"/>
        </table:table-row>
        <table:table-row table:style-name="ro1">
          <table:table-cell office:value-type="string">
            <text:p>nom</text:p>
          </table:table-cell>
          <table:table-cell office:value-type="string">
            <text:p>uri</text:p>
          </table:table-cell>
          <table:table-cell office:value-type="string">
            <text:p>duree (sec)</text:p>
          </table:table-cell>
          <table:table-cell office:value-type="string">
            <text:p>date</text:p>
          </table:table-cell>
          <table:table-cell office:value-type="string">
            <text:p>volume</text:p>
          </table:table-cell>
          <table:table-cell office:value-type="string">
            <text:p>spatial</text:p>
          </table:table-cell>
          <table:table-cell table:number-columns-repeated="1017"/>
        </table:table-row>
        <table:table-row table:style-name="ro1">
          <table:table-cell office:value-type="string">
            <text:p>abeille</text:p>
          </table:table-cell>
          <table:table-cell office:value-type="string">
            <text:p>assets/abeille.wav</text:p>
          </table:table-cell>
          <table:table-cell office:value-type="float" office:value="50">
            <text:p>50</text:p>
          </table:table-cell>
          <table:table-cell office:value-type="float" office:value="910">
            <text:p>91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verse_fact</text:p>
          </table:table-cell>
          <table:table-cell office:value-type="string">
            <text:p>assets/averse_fact.wav</text:p>
          </table:table-cell>
          <table:table-cell office:value-type="float" office:value="47">
            <text:p>47</text:p>
          </table:table-cell>
          <table:table-cell office:value-type="float" office:value="910">
            <text:p>91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hene</text:p>
          </table:table-cell>
          <table:table-cell office:value-type="string">
            <text:p>assets/chene.wav</text:p>
          </table:table-cell>
          <table:table-cell office:value-type="float" office:value="182">
            <text:p>182</text:p>
          </table:table-cell>
          <table:table-cell office:value-type="float" office:value="910">
            <text:p>91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fakear_chakra</text:p>
          </table:table-cell>
          <table:table-cell office:value-type="string">
            <text:p>assets/fakear_chakra.wav</text:p>
          </table:table-cell>
          <table:table-cell office:value-type="float" office:value="2255">
            <text:p>2255</text:p>
          </table:table-cell>
          <table:table-cell office:value-type="float" office:value="910">
            <text:p>9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feuille_morte</text:p>
          </table:table-cell>
          <table:table-cell office:value-type="string">
            <text:p>assets/feuille_morte.wav</text:p>
          </table:table-cell>
          <table:table-cell office:value-type="float" office:value="36">
            <text:p>36</text:p>
          </table:table-cell>
          <table:table-cell office:value-type="float" office:value="910">
            <text:p>91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foret_brestoise</text:p>
          </table:table-cell>
          <table:table-cell office:value-type="string">
            <text:p>assets/foret_brestoise.wav</text:p>
          </table:table-cell>
          <table:table-cell office:value-type="float" office:value="85">
            <text:p>85</text:p>
          </table:table-cell>
          <table:table-cell office:value-type="float" office:value="910">
            <text:p>91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renouille</text:p>
          </table:table-cell>
          <table:table-cell office:value-type="string">
            <text:p>assets/grenouille.wav</text:p>
          </table:table-cell>
          <table:table-cell office:value-type="float" office:value="11">
            <text:p>11</text:p>
          </table:table-cell>
          <table:table-cell office:value-type="float" office:value="910">
            <text:p>91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renouille_fact</text:p>
          </table:table-cell>
          <table:table-cell office:value-type="string">
            <text:p>assets/grenouille_fact.wav</text:p>
          </table:table-cell>
          <table:table-cell office:value-type="float" office:value="51">
            <text:p>51</text:p>
          </table:table-cell>
          <table:table-cell office:value-type="float" office:value="910">
            <text:p>91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lac_canard</text:p>
          </table:table-cell>
          <table:table-cell office:value-type="string">
            <text:p>assets/lac_canard.wav</text:p>
          </table:table-cell>
          <table:table-cell office:value-type="float" office:value="97">
            <text:p>97</text:p>
          </table:table-cell>
          <table:table-cell office:value-type="float" office:value="910">
            <text:p>91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id_abeille</text:p>
          </table:table-cell>
          <table:table-cell office:value-type="string">
            <text:p>assets/nid_abeille.wav</text:p>
          </table:table-cell>
          <table:table-cell office:value-type="float" office:value="47">
            <text:p>47</text:p>
          </table:table-cell>
          <table:table-cell office:value-type="float" office:value="910">
            <text:p>91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ic_vert</text:p>
          </table:table-cell>
          <table:table-cell office:value-type="string">
            <text:p>assets/pic_vert.wav</text:p>
          </table:table-cell>
          <table:table-cell office:value-type="float" office:value="9">
            <text:p>9</text:p>
          </table:table-cell>
          <table:table-cell office:value-type="float" office:value="910">
            <text:p>91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igeon</text:p>
          </table:table-cell>
          <table:table-cell office:value-type="string">
            <text:p>assets/pigeon.wav</text:p>
          </table:table-cell>
          <table:table-cell office:value-type="float" office:value="61">
            <text:p>61</text:p>
          </table:table-cell>
          <table:table-cell office:value-type="float" office:value="910">
            <text:p>91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uie</text:p>
          </table:table-cell>
          <table:table-cell office:value-type="string">
            <text:p>assets/pluie.wav</text:p>
          </table:table-cell>
          <table:table-cell office:value-type="float" office:value="46">
            <text:p>46</text:p>
          </table:table-cell>
          <table:table-cell office:value-type="float" office:value="910">
            <text:p>91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vent</text:p>
          </table:table-cell>
          <table:table-cell office:value-type="string">
            <text:p>assets/vent.wav</text:p>
          </table:table-cell>
          <table:table-cell office:value-type="float" office:value="75">
            <text:p>75</text:p>
          </table:table-cell>
          <table:table-cell office:value-type="float" office:value="910">
            <text:p>91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orage</text:p>
          </table:table-cell>
          <table:table-cell office:value-type="string">
            <text:p>assets/orage.wav</text:p>
          </table:table-cell>
          <table:table-cell office:value-type="float" office:value="97">
            <text:p>97</text:p>
          </table:table-cell>
          <table:table-cell office:value-type="float" office:value="910">
            <text:p>91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musique_brest</text:p>
          </table:table-cell>
          <table:table-cell office:value-type="string">
            <text:p>assets/musique_brest.wav</text:p>
          </table:table-cell>
          <table:table-cell office:value-type="float" office:value="2169">
            <text:p>2169</text:p>
          </table:table-cell>
          <table:table-cell office:value-type="float" office:value="1610">
            <text:p>16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musique_sud</text:p>
          </table:table-cell>
          <table:table-cell office:value-type="string">
            <text:p>assets/musique_sud.wav</text:p>
          </table:table-cell>
          <table:table-cell office:value-type="float" office:value="3035">
            <text:p>3035</text:p>
          </table:table-cell>
          <table:table-cell office:value-type="float" office:value="1610">
            <text:p>16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pigeon_fact</text:p>
          </table:table-cell>
          <table:table-cell office:value-type="string">
            <text:p>assets/pigeon_fact.wav</text:p>
          </table:table-cell>
          <table:table-cell office:value-type="float" office:value="68">
            <text:p>68</text:p>
          </table:table-cell>
          <table:table-cell office:value-type="float" office:value="1610">
            <text:p>161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isseau</text:p>
          </table:table-cell>
          <table:table-cell office:value-type="string">
            <text:p>assets/ruisseau.wav</text:p>
          </table:table-cell>
          <table:table-cell office:value-type="float" office:value="61">
            <text:p>61</text:p>
          </table:table-cell>
          <table:table-cell office:value-type="float" office:value="1610">
            <text:p>161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moustique</text:p>
          </table:table-cell>
          <table:table-cell office:value-type="string">
            <text:p>assets/moustique.wav</text:p>
          </table:table-cell>
          <table:table-cell office:value-type="float" office:value="44">
            <text:p>44</text:p>
          </table:table-cell>
          <table:table-cell office:value-type="float" office:value="1610">
            <text:p>161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igale</text:p>
          </table:table-cell>
          <table:table-cell office:value-type="string">
            <text:p>assets/cigale.wav</text:p>
          </table:table-cell>
          <table:table-cell office:value-type="float" office:value="98">
            <text:p>98</text:p>
          </table:table-cell>
          <table:table-cell office:value-type="float" office:value="1610">
            <text:p>161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igale_fact</text:p>
          </table:table-cell>
          <table:table-cell office:value-type="string">
            <text:p>assets/cigale_fact.wav</text:p>
          </table:table-cell>
          <table:table-cell office:value-type="float" office:value="60">
            <text:p>60</text:p>
          </table:table-cell>
          <table:table-cell office:value-type="float" office:value="1610">
            <text:p>161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moustique_fact</text:p>
          </table:table-cell>
          <table:table-cell office:value-type="string">
            <text:p>assets/moustique_fact.wav</text:p>
          </table:table-cell>
          <table:table-cell office:value-type="float" office:value="55">
            <text:p>55</text:p>
          </table:table-cell>
          <table:table-cell office:value-type="float" office:value="1610">
            <text:p>161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olivier_fact</text:p>
          </table:table-cell>
          <table:table-cell office:value-type="string">
            <text:p>assets/olivier_fact.wav</text:p>
          </table:table-cell>
          <table:table-cell office:value-type="float" office:value="108">
            <text:p>108</text:p>
          </table:table-cell>
          <table:table-cell office:value-type="float" office:value="1610">
            <text:p>161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orage_fact</text:p>
          </table:table-cell>
          <table:table-cell office:value-type="string">
            <text:p>assets/orage_fact.wav</text:p>
          </table:table-cell>
          <table:table-cell office:value-type="float" office:value="75">
            <text:p>75</text:p>
          </table:table-cell>
          <table:table-cell office:value-type="float" office:value="1610">
            <text:p>161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oussignol</text:p>
          </table:table-cell>
          <table:table-cell office:value-type="string">
            <text:p>assets/roussignol.wav</text:p>
          </table:table-cell>
          <table:table-cell office:value-type="float" office:value="91">
            <text:p>91</text:p>
          </table:table-cell>
          <table:table-cell office:value-type="float" office:value="1610">
            <text:p>161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isseau_fact</text:p>
          </table:table-cell>
          <table:table-cell office:value-type="string">
            <text:p>assets/ruisseau_fact.wav</text:p>
          </table:table-cell>
          <table:table-cell office:value-type="float" office:value="72">
            <text:p>72</text:p>
          </table:table-cell>
          <table:table-cell office:value-type="float" office:value="1610">
            <text:p>161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ggrafeuse</text:p>
          </table:table-cell>
          <table:table-cell office:value-type="string">
            <text:p>assets/aggrafeuse.wav</text:p>
          </table:table-cell>
          <table:table-cell office:value-type="float" office:value="21">
            <text:p>21</text:p>
          </table:table-cell>
          <table:table-cell office:value-type="float" office:value="1610">
            <text:p>161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oire</text:p>
          </table:table-cell>
          <table:table-cell office:value-type="string">
            <text:p>assets/boire.wav</text:p>
          </table:table-cell>
          <table:table-cell office:value-type="float" office:value="68">
            <text:p>68</text:p>
          </table:table-cell>
          <table:table-cell office:value-type="float" office:value="1610">
            <text:p>161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feu_artifice</text:p>
          </table:table-cell>
          <table:table-cell office:value-type="string">
            <text:p>assets/feu_artifice.wav</text:p>
          </table:table-cell>
          <table:table-cell office:value-type="float" office:value="26">
            <text:p>26</text:p>
          </table:table-cell>
          <table:table-cell office:value-type="float" office:value="1610">
            <text:p>161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froissement</text:p>
          </table:table-cell>
          <table:table-cell office:value-type="string">
            <text:p>assets/froissement.wav</text:p>
          </table:table-cell>
          <table:table-cell office:value-type="float" office:value="84">
            <text:p>84</text:p>
          </table:table-cell>
          <table:table-cell office:value-type="float" office:value="1610">
            <text:p>161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ordinateur</text:p>
          </table:table-cell>
          <table:table-cell office:value-type="string">
            <text:p>assets/ordinateur.wav</text:p>
          </table:table-cell>
          <table:table-cell office:value-type="float" office:value="13">
            <text:p>13</text:p>
          </table:table-cell>
          <table:table-cell office:value-type="float" office:value="1610">
            <text:p>161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oignee_porte</text:p>
          </table:table-cell>
          <table:table-cell office:value-type="string">
            <text:p>assets/poignee_porte.wav</text:p>
          </table:table-cell>
          <table:table-cell office:value-type="float" office:value="4">
            <text:p>4</text:p>
          </table:table-cell>
          <table:table-cell office:value-type="float" office:value="1610">
            <text:p>161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orte_claque</text:p>
          </table:table-cell>
          <table:table-cell office:value-type="string">
            <text:p>assets/porte_claque.wav</text:p>
          </table:table-cell>
          <table:table-cell office:value-type="float" office:value="9">
            <text:p>9</text:p>
          </table:table-cell>
          <table:table-cell office:value-type="float" office:value="1610">
            <text:p>161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sonnerie</text:p>
          </table:table-cell>
          <table:table-cell office:value-type="string">
            <text:p>assets/sonnerie.wav</text:p>
          </table:table-cell>
          <table:table-cell office:value-type="float" office:value="18">
            <text:p>18</text:p>
          </table:table-cell>
          <table:table-cell office:value-type="float" office:value="1610">
            <text:p>161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verre_casse</text:p>
          </table:table-cell>
          <table:table-cell office:value-type="string">
            <text:p>assets/verre_casse.wav</text:p>
          </table:table-cell>
          <table:table-cell office:value-type="float" office:value="7">
            <text:p>7</text:p>
          </table:table-cell>
          <table:table-cell office:value-type="float" office:value="1610">
            <text:p>161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pplaudissement</text:p>
          </table:table-cell>
          <table:table-cell office:value-type="string">
            <text:p>assets/applaudissement.wav</text:p>
          </table:table-cell>
          <table:table-cell office:value-type="float" office:value="8">
            <text:p>8</text:p>
          </table:table-cell>
          <table:table-cell office:value-type="float" office:value="611">
            <text:p>611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hat</text:p>
          </table:table-cell>
          <table:table-cell office:value-type="string">
            <text:p>assets/chat.wav</text:p>
          </table:table-cell>
          <table:table-cell office:value-type="float" office:value="6">
            <text:p>6</text:p>
          </table:table-cell>
          <table:table-cell office:value-type="float" office:value="611">
            <text:p>611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rocodile</text:p>
          </table:table-cell>
          <table:table-cell office:value-type="string">
            <text:p>assets/crocodile.wav</text:p>
          </table:table-cell>
          <table:table-cell office:value-type="float" office:value="9">
            <text:p>9</text:p>
          </table:table-cell>
          <table:table-cell office:value-type="float" office:value="611">
            <text:p>611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electrifier</text:p>
          </table:table-cell>
          <table:table-cell office:value-type="string">
            <text:p>assets/electrifier.wav</text:p>
          </table:table-cell>
          <table:table-cell office:value-type="float" office:value="9">
            <text:p>9</text:p>
          </table:table-cell>
          <table:table-cell office:value-type="float" office:value="611">
            <text:p>611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lemur</text:p>
          </table:table-cell>
          <table:table-cell office:value-type="string">
            <text:p>assets/lemur.wav</text:p>
          </table:table-cell>
          <table:table-cell office:value-type="float" office:value="7">
            <text:p>7</text:p>
          </table:table-cell>
          <table:table-cell office:value-type="float" office:value="611">
            <text:p>611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uitare</text:p>
          </table:table-cell>
          <table:table-cell office:value-type="string">
            <text:p>assets/guitare.wav</text:p>
          </table:table-cell>
          <table:table-cell office:value-type="float" office:value="2">
            <text:p>2</text:p>
          </table:table-cell>
          <table:table-cell office:value-type="float" office:value="611">
            <text:p>611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 table:number-rows-repeated="1048531">
          <table:table-cell table:number-columns-repeated="1023"/>
        </table:table-row>
        <table:table-row table:style-name="ro1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0" number:min-integer-digits="2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3">13/11/2019</text:date>, <text:time>10:45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9T14:29:17.439000000</meta:creation-date>
    <meta:generator>OpenOffice/4.1.1$Win32 OpenOffice.org_project/411m6$Build-9775</meta:generator>
    <dc:date>2019-11-13T10:45:56.74</dc:date>
    <meta:editing-duration>PT6H13M18S</meta:editing-duration>
    <meta:editing-cycles>71</meta:editing-cycles>
    <meta:document-statistic meta:table-count="1" meta:cell-count="259" meta:object-count="0"/>
  </office:meta>
</office:document-meta>
</file>